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7ca5a"/>
    </style:style>
    <style:style style:name="P2" style:family="paragraph" style:parent-style-name="Standard">
      <style:paragraph-properties fo:text-align="justify" style:justify-single-word="false"/>
      <style:text-properties officeooo:paragraph-rsid="00199fa1"/>
    </style:style>
    <style:style style:name="P3" style:family="paragraph" style:parent-style-name="Standard">
      <style:paragraph-properties fo:text-align="justify" style:justify-single-word="false"/>
      <style:text-properties officeooo:paragraph-rsid="001b3fcf"/>
    </style:style>
    <style:style style:name="P4" style:family="paragraph" style:parent-style-name="Standard">
      <style:paragraph-properties fo:text-align="justify" style:justify-single-word="false"/>
      <style:text-properties officeooo:paragraph-rsid="001ce5cf"/>
    </style:style>
    <style:style style:name="P5" style:family="paragraph" style:parent-style-name="Standard">
      <style:paragraph-properties fo:text-align="justify" style:justify-single-word="false"/>
      <style:text-properties officeooo:paragraph-rsid="001ebebd"/>
    </style:style>
    <style:style style:name="P6" style:family="paragraph" style:parent-style-name="Standard">
      <style:paragraph-properties fo:text-align="justify" style:justify-single-word="false"/>
      <style:text-properties officeooo:rsid="00181550" officeooo:paragraph-rsid="00181550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1ce5cf"/>
    </style:style>
    <style:style style:name="P8" style:family="paragraph" style:parent-style-name="Standard">
      <style:paragraph-properties fo:text-align="justify" style:justify-single-word="false"/>
      <style:text-properties officeooo:paragraph-rsid="0025091f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25091f"/>
    </style:style>
    <style:style style:name="T1" style:family="text">
      <style:text-properties officeooo:rsid="0017ca5a"/>
    </style:style>
    <style:style style:name="T2" style:family="text">
      <style:text-properties officeooo:rsid="00181550"/>
    </style:style>
    <style:style style:name="T3" style:family="text">
      <style:text-properties officeooo:rsid="00199fa1"/>
    </style:style>
    <style:style style:name="T4" style:family="text">
      <style:text-properties officeooo:rsid="001c16a0"/>
    </style:style>
    <style:style style:name="T5" style:family="text">
      <style:text-properties officeooo:rsid="001ce5cf"/>
    </style:style>
    <style:style style:name="T6" style:family="text">
      <style:text-properties officeooo:rsid="001ebebd"/>
    </style:style>
    <style:style style:name="T7" style:family="text">
      <style:text-properties officeooo:rsid="00202ef1"/>
    </style:style>
    <style:style style:name="T8" style:family="text">
      <style:text-properties officeooo:rsid="0021ce49"/>
    </style:style>
    <style:style style:name="T9" style:family="text">
      <style:text-properties officeooo:rsid="002509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ítica Privacidade</text:p>
      <text:p text:style-name="P1"/>
      <text:p text:style-name="P8">A sua privacidade é importante para nós. É política do <text:span text:style-name="T2">aplicativo</text:span> <text:span text:style-name="T9">Gerenciador Registro Ligações (GRL)</text:span> respeitar a sua privacidade em relação a qualquer informação sua que possamos coletar no <text:span text:style-name="T1">aplicativo</text:span> <text:span text:style-name="T9">Gerenciador Registro Ligações (GRL)</text:span>, e outros sites que possuímos e operamos.</text:p>
      <text:p text:style-name="P1"/>
      <text:p text:style-name="P1"><text:span text:style-name="T1">Não s</text:span>olicitamos informações pessoais <text:span text:style-name="T7">do </text:span><text:span text:style-name="T5">usuário</text:span><text:span text:style-name="T1"> para uso d</text:span><text:span text:style-name="T2">esse</text:span><text:span text:style-name="T1"> aplicativo e caso seja necessária a coleta desses dados para disponibilizar alguma nova funcionalidade </text:span><text:span text:style-name="T2">em versões futuras</text:span><text:span text:style-name="T1">, comunicaremos na atualização desse documento.</text:span></text:p>
      <text:p text:style-name="P1"/>
      <text:p text:style-name="P6">Não retemos informações inseridas pelo usuário em ambiente externo ao próprio aplicativo. Os dados inseridos pelo usuário podem ser deletados a qualquer momento <text:span text:style-name="T8">pelo próprio usuário</text:span> através das funcionalidades descritas no botão ‘Sobre’ contid<text:span text:style-name="T3">a</text:span> na tela inicial <text:span text:style-name="T4">do aplicativo</text:span>. </text:p>
      <text:p text:style-name="P1"/>
      <text:p text:style-name="P8">Não compartilhamos informações de identificação pessoal publicamente ou com terceiros, <text:span text:style-name="T5">pois a versão atual do aplicativo </text:span><text:span text:style-name="T9">Gerenciador Registro Ligações (GRL)</text:span><text:span text:style-name="T5"> não solicita tais informações.</text:span></text:p>
      <text:p text:style-name="P2"/>
      <text:p text:style-name="P3">O uso continuado de nosso <text:span text:style-name="T5">aplicativo</text:span> será considerado como aceitação de nossas práticas em torno de privacidade e informações pessoais. Se você tiver alguma dúvida sobre como lidamos com dados do usuário e informações pessoais, entre em contacto conosco.</text:p>
      <text:p text:style-name="P3"/>
      <text:p text:style-name="P4">Compromisso do Usuário </text:p>
      <text:p text:style-name="P4"/>
      <text:p text:style-name="P8">O usuário se compromete a fazer uso adequado dos conteúdos e da informação que o <text:span text:style-name="T6">aplicativo</text:span> - <text:span text:style-name="T9">Gerenciador Registro Ligações (GRL)</text:span> oferece e com caráter enunciativo, mas não limitativo:</text:p>
      <text:p text:style-name="P4"/>
      <text:p text:style-name="P7">A) Não se envolver em atividades que sejam ilegais ou contrárias à boa fé a à ordem pública;</text:p>
      <text:p text:style-name="P7">B) Não difundir propaganda ou conteúdo de natureza racista, xenofóbica, 166bet ou azar, qualquer tipo de pornografia ilegal, de apologia ao terrorismo ou contra os direitos humanos;</text:p>
      <text:p text:style-name="P9">C) Não causar danos aos sistemas físicos (hardwares) e lógicos (softwares) do <text:span text:style-name="T6">aplicativo</text:span> - <text:span text:style-name="T9">Gerenciador Registro Ligações (GRL)</text:span>, de seus fornecedores ou terceiros, para introduzir ou disseminar vírus informáticos ou quaisquer outros sistemas de hardware ou software que sejam capazes de causar danos anteriormente mencionados.</text:p>
      <text:p text:style-name="P4"/>
      <text:p text:style-name="P5">Esta política é efetiva a partir de 1<text:span text:style-name="T9">8</text:span> <text:span text:style-name="T9">Setembro</text:span> 2024 <text:span text:style-name="T9">11</text:span>:<text:span text:style-name="T9">2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2:07:31.112212871</meta:creation-date>
    <dc:date>2024-09-18T11:23:00.231696077</dc:date>
    <meta:editing-duration>PT32M39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309" meta:character-count="2110" meta:non-whitespace-character-count="1811"/>
  </office:meta>
</office:document-meta>
</file>